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20981b" officeooo:paragraph-rsid="0020981b" style:font-size-asian="19.25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2pt" fo:font-weight="normal" officeooo:rsid="0020981b" officeooo:paragraph-rsid="0020981b" style:font-size-asian="19.25pt" style:font-weight-asian="normal" style:font-size-complex="2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s</text:p>
      <text:p text:style-name="P1"/>
      <text:list xml:id="list7572989574888905204" text:style-name="L1">
        <text:list-item>
          <text:p text:style-name="P2">stdio.h – Standard Input Output </text:p>
          <text:p text:style-name="P2">printf(),</text:p>
        </text:list-item>
        <text:list-item>
          <text:p text:style-name="P2">ctype.h – characters types</text:p>
          <text:p text:style-name="P2">toupper()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osk </meta:initial-creator>
    <meta:creation-date>2021-10-06T12:00:09.172310302</meta:creation-date>
    <meta:generator>LibreOffice/4.2.8.2$Linux_x86 LibreOffice_project/420m0$Build-2</meta:generator>
    <dc:date>2021-10-06T12:02:53.871616621</dc:date>
    <dc:creator>kiosk </dc:creator>
    <meta:editing-duration>P0D</meta:editing-duration>
    <meta:editing-cycles>1</meta:editing-cycles>
    <meta:document-statistic meta:table-count="0" meta:image-count="0" meta:object-count="0" meta:page-count="1" meta:paragraph-count="5" meta:word-count="14" meta:character-count="89" meta:non-whitespace-character-count="81"/>
  </office:meta>
</office:document-meta>
</file>